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META-INF/macro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script script:language="ooo:Basic">
      <ooo:libraries>
        <ooo:library-embedded ooo:name="Lib">
          <ooo:module ooo:name="Mod" ooo:language="StarBasic">
            <ooo:source-code>Sub Main 
print "Hello from StarBasic!"
End Sub</ooo:source-code>
          </ooo:module>
        </ooo:library-embedded>
      </ooo:libraries>
    </office:script>
    <office:event-listeners>
      <script:event-listener script:language="ooo:StarBasic" script:event-name="dom:load" script:macro-name="document:Lib.Mod.Main"/>
    </office:event-listeners>
  </office:scripts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
  </meta:generator>
    <meta:initial-creator>Adam Gowdiak</meta:initial-creator>
    <meta:creation-date>2006-06-02T12:30:51</meta:creation-date>
    <dc:creator>Adam Gowdiak</dc:creator>
    <dc:date>2006-06-02T12:32:32</dc:date>
    <dc:language>en-US</dc:language>
    <meta:editing-cycles>4</meta:editing-cycles>
    <meta:editing-duration>PT1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

<file path=META-INF/macrosignatures.xml><?xml version="1.0" encoding="utf-8"?>
<document-signatures xmlns="http://openoffice.org/2004/documentsignatures">
  <Signature xmlns="http://www.w3.org/2000/09/xmldsig#" Id="ID_00b500ee001d009000fc0052001100da0093000000b8004f00bf00f800110064">
    <SignedInfo>
      <CanonicalizationMethod Algorithm="http://www.w3.org/TR/2001/REC-xml-c14n-20010315"/>
      <SignatureMethod Algorithm="http://www.w3.org/2000/09/xmldsig#rsa-sha1"/>
      <Reference URI="#ID_00b500ee001d009100fc0052001100da00a4009e00b8004f00bf00f800110064">
        <DigestMethod Algorithm="http://www.w3.org/2000/09/xmldsig#sha1"/>
        <DigestValue>DyV/kDCf2N+cl6kX0Uv+Bc/fP0s=</DigestValue>
      </Reference>
    </SignedInfo>
    <SignatureValue>x+OwnY39VPu0H5GDoQ7ffxLArrfkbEeEUUJ6ZmLAzMCUyB2ZUDVSYgcWDSyIyyFZ
yTFnlp5SCwkYXB0NUOhhHqHaAf+AwBI55gNFnP+x7KxlbPuiqIH3G7l1EHNdLye7
dKuvk0CLFNfRot5nVTLtXNTNiD1q3H/swfprasNI+74=</SignatureValue>
    <KeyInfo>
      <X509Data>
        <X509IssuerSerial>
          <X509IssuerName>CN=STAROFFICE INTERNAL CA,OU=StarOffice,O=Sun Microsystems GmbH,ST=Hamburg,C=DE</X509IssuerName>
          <X509SerialNumber>17109662864390153850</X509SerialNumber>
        </X509IssuerSerial>
        <X509Certificate>MIIDlDCCAv2gAwIBAgIJAO1xu7lqquZ6MA0GCSqGSIb3DQEBBAUAMHUxCzAJBgNV
BAYTAkRFMRAwDgYDVQQIEwdIYW1idXJnMR4wHAYDVQQKExVTdW4gTWljcm9zeXN0
ZW1zIEdtYkgxEzARBgNVBAsTClN0YXJPZmZpY2UxHzAdBgNVBAMTFlNUQVJPRkZJ
Q0UgSU5URVJOQUwgQ0EwHhcNMDUwNDIxMTE0NDE1WhcNMDcwNDIxMTE0NDE1WjCB
mDELMAkGA1UEBhMCREUxEDAOBgNVBAgTB0hhbWJ1cmcxHjAcBgNVBAoTFVN1biBN
aWNyb3N5c3RlbXMgR21iSDETMBEGA1UECxMKU3Rhck9mZmljZTEZMBcGA1UEAxMQ
TWFsdGUgVGltbWVybWFubjEnMCUGCSqGSIb3DQEJARYYTWFsdGUuVGltbWVybWFu
bkBzdW4uY29tMIGfMA0GCSqGSIb3DQEBAQUAA4GNADCBiQKBgQDeA/TvgdWUoJY/
HMeq5LxtEgd3aYPJGzxXbNqZm7HenCwMvvZfwHYTO8iaBI98bXBhW3l6bY0Hp1c0
JBUaJA+E/PSJBxFx7YJ8nYm3M5QSxsScb0/tmmcHWPzQsp6eL2kpZD7DphwgoKOD
UspIEGvcfEBJzcEv/n6h4p82UMGFAQIDAQABo4IBBjCCAQIwCQYDVR0TBAIwADAs
BglghkgBhvhCAQ0EHxYdT3BlblNTTCBHZW5lcmF0ZWQgQ2VydGlmaWNhdGUwHQYD
VR0OBBYEFHo62bF/odlIl32iq7B8bBizQGXOMIGnBgNVHSMEgZ8wgZyAFKNyO+ou
ZFY3E+rAoQKN3QV8T3KEoXmkdzB1MQswCQYDVQQGEwJERTEQMA4GA1UECBMHSGFt
YnVyZzEeMBwGA1UEChMVU3VuIE1pY3Jvc3lzdGVtcyBHbWJIMRMwEQYDVQQLEwpT
dGFyT2ZmaWNlMR8wHQYDVQQDExZTVEFST0ZGSUNFIElOVEVSTkFMIENBggkA7XG7
uWqq5nkwDQYJKoZIhvcNAQEEBQADgYEAlWn+Z86olq0M8BPBA0tOrRowPIq3C15q
vcdoPgAfFN+/Pvqt1v6KbjXpouDSVqvjZOeTOzXpckdNcz5fnAsZdv3oPKBQT2Th
OlascYXKctDOi3bZ89QvTb8HQ+aI9Pgt710gIFFrhJh8TFNzfBPWnP7Xjxd/TA1Z
GtTROL+vF/0=</X509Certificate>
      </X509Data>
    </KeyInfo>
    <Object>
      <SignatureProperties>
        <SignatureProperty Id="ID_00b500ee001d009100fc0052001100da00a4009e00b8004f00bf00f800110064" Target="#ID_00b500ee001d009000fc0052001100da0093000000b8004f00bf00f800110064">
          <dc:date xmlns:dc="http://purl.org/dc/elements/1.1/">2006-06-15T11:38:33,06</dc:date>
        </SignatureProperty>
      </SignatureProperties>
    </Object>
  </Signature>
</document-signatures>
</file>